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text-properties officeooo:paragraph-rsid="00088412"/>
    </style:style>
    <style:style style:name="P2" style:family="paragraph" style:parent-style-name="Text_20_body" style:list-style-name="L1">
      <style:text-properties officeooo:paragraph-rsid="000b529f"/>
    </style:style>
    <style:style style:name="P3" style:family="paragraph" style:parent-style-name="Text_20_body" style:list-style-name="L1">
      <style:text-properties officeooo:rsid="00088412" officeooo:paragraph-rsid="00088412"/>
    </style:style>
    <style:style style:name="P4" style:family="paragraph" style:parent-style-name="Text_20_body" style:list-style-name="L1">
      <style:text-properties officeooo:rsid="000a12d3" officeooo:paragraph-rsid="000a12d3"/>
    </style:style>
    <style:style style:name="P5" style:family="paragraph" style:parent-style-name="Text_20_body" style:list-style-name="L1">
      <style:text-properties officeooo:rsid="000ac83d" officeooo:paragraph-rsid="000ac83d"/>
    </style:style>
    <style:style style:name="P6" style:family="paragraph" style:parent-style-name="Text_20_body" style:list-style-name="L1">
      <style:text-properties officeooo:rsid="000b529f" officeooo:paragraph-rsid="000b529f"/>
    </style:style>
    <style:style style:name="P7" style:family="paragraph" style:parent-style-name="Text_20_body" style:list-style-name="L1">
      <style:text-properties officeooo:rsid="000caa75" officeooo:paragraph-rsid="000caa75"/>
    </style:style>
    <style:style style:name="P8" style:family="paragraph" style:parent-style-name="Text_20_body">
      <style:text-properties officeooo:rsid="000cc589" officeooo:paragraph-rsid="000cc589"/>
    </style:style>
    <style:style style:name="T1" style:family="text">
      <style:text-properties fo:font-weight="bold" style:font-weight-asian="bold" style:font-weight-complex="bold"/>
    </style:style>
    <style:style style:name="T2" style:family="text">
      <style:text-properties officeooo:rsid="000ac83d"/>
    </style:style>
    <style:style style:name="T3" style:family="text">
      <style:text-properties officeooo:rsid="000b529f"/>
    </style:style>
    <style:style style:name="T4" style:family="text">
      <style:text-properties officeooo:rsid="000caa7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Vera Ebel </text:span></text:p>
      <text:p text:style-name="P8"><text:span text:style-name="T1">04/02/2019</text:span></text:p>
      <text:p text:style-name="Text_20_body"><text:span text:style-name="T1">DRILL</text:span>: When to use surveys State whether a survey would be the best option for answering each of the following questions.</text:p>
      <text:list xml:id="list3674086658346893327" text:style-name="L1">
        <text:list-item>
          <text:p text:style-name="P1">Popularity of various Uber drivers. </text:p>
          <text:list>
            <text:list-item>
              <text:p text:style-name="P3">Popularity, how much people like a driver, is something that isn’t really achievable in any sort of direct way other than surveys. You could try to use the number of trips that an uber driver gains on the clock, people tend not to pick any uber driver other than the closest active one that the system assigns to them. The current rating system is a survey, albiet a small and constant one, so I would assume that Uber as a company agrees with the assessment. </text:p>
            </text:list-item>
          </text:list>
        </text:list-item>
        <text:list-item>
          <text:p text:style-name="P1">A grocery store wants to know how much people like strawberry, chocolate, and vanilla ice cream. </text:p>
          <text:list>
            <text:list-item>
              <text:p text:style-name="P4">If the flavors are currently on offer, supposing things like the price is constant between them, the observed purchasing rates compared to one another, can answer this question in a functional context. If they are not on offer, a survey would have to do. </text:p>
            </text:list-item>
          </text:list>
        </text:list-item>
        <text:list-item>
          <text:p text:style-name="P1">Trojan wants to know whether their condoms are more popular among straight people or gay people. </text:p>
          <text:list>
            <text:list-item>
              <text:p text:style-name="P4">A survey would be relatively difficult in this context, due to the sensitive subject matter. But, so would many other methods. There’s no way to use the purchases to infer a persons sexuality, and what data exists that documents sexuality tends to be anonymized for obvious reasons. A “end of purchase” survey wouldn’t really be usable, given that people who weren’t straight are more likely to avoid answering such a question. More likely, a<text:span text:style-name="T2">n online controlled survey with anonymity assured, could be used. However, weighting is probably going to have to be an important role to offset the tendency of some people to not participate. </text:span></text:p>
            </text:list-item>
          </text:list>
        </text:list-item>
        <text:list-item>
          <text:p text:style-name="P1">Recently, rental rates for HappyCars have increased by 30%, which is quite unusual. You want to find out why this is happening and how to keep the increase going. </text:p>
          <text:list>
            <text:list-item>
              <text:p text:style-name="P5">This is kind of an open ended question. We can try to trace back whatever statistics we have at the mark of the 30% increase, and try to find particular statistics that stuck out, then examine for a relationship, but if there are no answers there, <text:span text:style-name="T3">a quick survey asking where customers heard about the HappyCars service might help track down something important, like an important social media shout out. </text:span></text:p>
            </text:list-item>
          </text:list>
        </text:list-item>
        <text:list-item>
          <text:p text:style-name="P2">Assessing the success rate of a new advertising campaign. </text:p>
          <text:list>
            <text:list-item>
              <text:p text:style-name="P6">Success in the context of advertisement is sales. You can use an increase of sales, controlled for other constants to that caused fluctuations in sales in the past, you would have some <text:soft-page-break/>evidence, but not conclusive proof. It could be the new sales are completely unconnected to the <text:span text:style-name="T4">advertising campaign. A survey to ask customers if they had seen the advertising campaign, if deigned prudent to finalize the evidence for the campaign success, could be used. </text:span></text:p>
            </text:list-item>
          </text:list>
        </text:list-item>
        <text:list-item>
          <text:p text:style-name="P2">Measuring the effect of nurse/patient ratio on patient recovery rates in hospital wards.</text:p>
          <text:list>
            <text:list-item>
              <text:p text:style-name="P7">Recovery rates are absolutely measurable, and could be normalized along line with the expected recovery time for any particular defecit or condition. Measuring the time of admission, along with the time of discharge, would serve, if the ratio remained consistent throughout. If it doesn’t, and recovery needs to be observed directly, a score can be assigned to each patients condition by a doctor, and observe a change in score as their time in the hospital proceeds. Measuring the changes and comparing them to the nurse/patient ratio long term can help eliminate variations and fluctuations, and develop a reasonable investigation. I would rely on this method more than a survey. </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2T16:18:46.763000000</meta:creation-date>
    <dc:date>2019-04-02T17:12:22.825000000</dc:date>
    <meta:editing-duration>PT2M44S</meta:editing-duration>
    <meta:editing-cycles>1</meta:editing-cycles>
    <meta:generator>LibreOffice/5.2.2.2$Windows_x86 LibreOffice_project/8f96e87c890bf8fa77463cd4b640a2312823f3ad</meta:generator>
    <meta:document-statistic meta:table-count="0" meta:image-count="0" meta:object-count="0" meta:page-count="2" meta:paragraph-count="15" meta:word-count="613" meta:character-count="3598" meta:non-whitespace-character-count="3000"/>
  </office:meta>
</office:document-meta>
</file>